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703cm" fo:min-width="1.278cm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207cm" fo:min-width="1.27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07cm" fo:min-width="1.278cm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0.559cm" fo:min-width="0.309cm"/>
    </style:style>
    <style:style style:name="gr5" style:family="graphic" style:parent-style-name="objectwithoutfill">
      <style:graphic-properties draw:stroke="dash" draw:stroke-dash="Fine_20_Dashed" svg:stroke-width="0.051cm" svg:stroke-color="#000000" draw:marker-start-width="0.279cm" draw:marker-end="Symmetric_20_Arrow" draw:marker-end-width="0.381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Fine_20_Dashed" svg:stroke-width="0.051cm" svg:stroke-color="#3deb3d" draw:marker-start-width="0.279cm" draw:marker-end="Symmetric_20_Arrow" draw:marker-end-width="0.381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="none" draw:textarea-vertical-align="middle" draw:auto-grow-height="false" fo:min-height="0cm" fo:min-width="0.251cm" draw:shadow-offset-x="0.203cm" draw:shadow-offset-y="0.203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.778cm" svg:height="4.953cm" svg:x="8.658cm" svg:y="5.5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778cm" svg:height="0.457cm" svg:x="8.658cm" svg:y="5.5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457cm" svg:x="8.658cm" svg:y="6.0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457cm" svg:x="8.658cm" svg:y="6.4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457cm" svg:x="8.658cm" svg:y="6.9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457cm" svg:x="8.658cm" svg:y="7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457cm" svg:x="8.658cm" svg:y="7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457cm" svg:x="8.658cm" svg:y="8.2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0.457cm" svg:x="8.658cm" svg:y="8.7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0.457cm" svg:x="8.658cm" svg:y="9.2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0.457cm" svg:x="8.658cm" svg:y="9.6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778cm" svg:height="4.953cm" svg:x="10.458cm" svg:y="5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778cm" svg:height="0.457cm" svg:x="10.458cm" svg:y="5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0.457cm" svg:x="10.458cm" svg:y="6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0.457cm" svg:x="10.458cm" svg:y="6.4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0.457cm" svg:x="10.458cm" svg:y="6.9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0.457cm" svg:x="10.458cm" svg:y="7.3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0.457cm" svg:x="10.458cm" svg:y="7.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0.457cm" svg:x="10.458cm" svg:y="8.2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457cm" svg:x="10.458cm" svg:y="8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457cm" svg:x="10.458cm" svg:y="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457cm" svg:x="10.458cm" svg:y="9.6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1.143cm" svg:height="1.143cm" svg:x="6.067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5" draw:id="id5" draw:layer="layout" svg:width="1.143cm" svg:height="1.143cm" svg:x="13.666cm" svg:y="7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9.547cm" svg:y1="5.573cm" svg:x2="6.639cm" svg:y2="7.422cm" draw:start-shape="id1" draw:start-glue-point="0" draw:end-shape="id2" draw:end-glue-point="4" svg:d="M9547 5573c0-753-2908-1677-2908 1849" svg:viewBox="0 0 2909 2550">
          <text:p/>
        </draw:connector>
        <draw:connector draw:style-name="gr5" draw:text-style-name="P4" draw:layer="layout" draw:type="curve" svg:x1="6.639cm" svg:y1="8.565cm" svg:x2="11.347cm" svg:y2="10.526cm" draw:start-shape="id2" draw:start-glue-point="8" draw:end-shape="id3" draw:end-glue-point="2" svg:d="M6639 8565c0 3691 4708 2711 4708 1961" svg:viewBox="0 0 4709 2668">
          <text:p/>
        </draw:connector>
        <draw:connector draw:style-name="gr6" draw:text-style-name="P4" draw:layer="layout" draw:type="curve" svg:x1="11.347cm" svg:y1="5.572cm" svg:x2="14.238cm" svg:y2="7.421cm" draw:start-shape="id4" draw:start-glue-point="0" draw:end-shape="id5" draw:end-glue-point="4" svg:d="M11347 5572c0-753 2891-1677 2891 1849" svg:viewBox="0 0 2892 2550">
          <text:p/>
        </draw:connector>
        <draw:connector draw:style-name="gr6" draw:text-style-name="P4" draw:layer="layout" draw:type="curve" svg:x1="14.238cm" svg:y1="8.564cm" svg:x2="9.547cm" svg:y2="10.527cm" draw:start-shape="id5" draw:start-glue-point="8" draw:end-shape="id6" draw:end-glue-point="2" svg:d="M14238 8564c0 3694-4691 2713-4691 1963" svg:viewBox="0 0 4692 2670">
          <text:p/>
        </draw:connector>
        <draw:frame draw:style-name="gr7" draw:text-style-name="P5" draw:layer="layout" svg:width="2.708cm" svg:height="0.662cm" svg:x="7.069cm" svg:y="4.062cm">
          <draw:text-box>
            <text:p><text:span text:style-name="T1">free </text:span><text:span text:style-name="T1">can</text:span><text:span text:style-name="T1">iste</text:span><text:span text:style-name="T1">rs</text:span></text:p>
          </draw:text-box>
        </draw:frame>
        <draw:frame draw:style-name="gr7" draw:text-style-name="P5" draw:layer="layout" svg:width="3.376cm" svg:height="0.662cm" svg:x="10.87cm" svg:y="4.062cm">
          <draw:text-box>
            <text:p><text:span text:style-name="T1">pending canisters</text:span></text:p>
          </draw:text-box>
        </draw:frame>
        <draw:custom-shape draw:style-name="gr8" draw:text-style-name="P6" draw:layer="layout" svg:width="1.143cm" svg:height="0.381cm" svg:x="15.067cm" svg:y="7.78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" draw:text-style-name="P8" draw:layer="layout" svg:width="2.034cm" svg:height="0.683cm" svg:x="13.168cm" svg:y="8.48cm">
          <draw:text-box>
            <text:p text:style-name="P7"><text:span text:style-name="T2">Receiver</text:span></text:p>
          </draw:text-box>
        </draw:frame>
        <draw:frame draw:style-name="gr7" draw:text-style-name="P8" draw:layer="layout" svg:width="1.755cm" svg:height="0.683cm" svg:x="5.767cm" svg:y="8.483cm">
          <draw:text-box>
            <text:p text:style-name="P7"><text:span text:style-name="T2">Sender</text:span></text:p>
          </draw:text-box>
        </draw:frame>
        <draw:frame draw:style-name="gr7" draw:text-style-name="P8" draw:layer="layout" svg:width="3.766cm" svg:height="0.683cm" svg:x="16.183cm" svg:y="7.622cm">
          <draw:text-box>
            <text:p><text:span text:style-name="T2">payload copied out</text:span></text:p>
          </draw:text-box>
        </draw:frame>
        <draw:custom-shape draw:style-name="gr8" draw:text-style-name="P6" draw:layer="layout" svg:width="1.143cm" svg:height="0.381cm" svg:x="4.765cm" svg:y="7.787cm">
          <text:p/>
          <draw:enhanced-geometry draw:text-areas="4000 ?f1 ?f5 ?f2" draw:glue-points="0 10800 21600 10800 ?f0 0 ?f0 21600" draw:mirror-horizont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" draw:text-style-name="P8" draw:layer="layout" svg:width="3.525cm" svg:height="0.683cm" svg:x="1.283cm" svg:y="7.623cm">
          <draw:text-box>
            <text:p><text:span text:style-name="T2">payload copied in</text:span></text:p>
          </draw:text-box>
        </draw:frame>
        <draw:custom-shape draw:style-name="gr2" draw:text-style-name="P2" draw:layer="layout" svg:width="1.778cm" svg:height="0.457cm" svg:x="10.458cm" svg:y="10.056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306cm" svg:height="0.645cm" svg:x="9.794cm" svg:y="4.888cm">
          <draw:text-box>
            <text:p><text:span text:style-name="T3">FIF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ERUM</meta:initial-creator>
    <meta:creation-date>2019-11-29T12:07:26.976449008</meta:creation-date>
    <dc:date>2019-11-29T17:52:15.618629565</dc:date>
    <dc:creator>Philippe GERUM</dc:creator>
    <meta:editing-duration>PT5H44M43S</meta:editing-duration>
    <meta:editing-cycles>14</meta:editing-cycles>
    <meta:generator>LibreOffice/6.2.8.2$Linux_X86_64 LibreOffice_project/20$Build-2</meta:generator>
    <meta:document-statistic meta:object-count="38"/>
  </office:meta>
</office:document-meta>
</file>